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013in" style:use-optimal-column-width="false"/>
    </style:style>
    <style:style style:name="TableColumn3" style:family="table-column">
      <style:table-column-properties style:column-width="5.9645in" style:use-optimal-column-width="false"/>
    </style:style>
    <style:style style:name="Table1" style:family="table" style:master-page-name="MP0">
      <style:table-properties style:width="6.9659in" fo:margin-left="0.019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6" style:parent-style-name="Standard" style:family="paragraph">
      <style:paragraph-properties fo:break-before="page" fo:line-height="100%"/>
      <style:text-properties fo:color="#FFFFFF" fo:font-size="10pt" style:font-size-asian="10pt" style:font-size-complex="10pt" fo:background-color="#666666"/>
    </style:style>
    <style:style style:name="TableCell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3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8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3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ableRow26" style:family="table-row">
      <style:table-row-properties style:min-row-height="1.1513in" style:use-optimal-row-height="false"/>
    </style:style>
    <style:style style:name="TableCell27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9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2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3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4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6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P37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P38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2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line-height="100%">
        <style:tab-stops>
          <style:tab-stop style:type="left" style:position="0.6354in"/>
        </style:tab-stops>
      </style:paragraph-properties>
      <style:text-properties fo:font-size="10pt" style:font-size-asian="10pt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2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54" style:family="table-row">
      <style:table-row-properties style:min-row-height="0.2763in" style:use-optimal-row-height="false"/>
    </style:style>
    <style:style style:name="TableCell5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59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<text:span text:style-name="T9">C Hardware Exercises: WALK</text:span></text:p>
          </table:table-cell>
        </table:table-row>
        <table:table-row table:style-name="TableRow10">
          <table:table-cell table:style-name="TableCell11">
            <text:p text:style-name="P12">Challenge</text:p>
          </table:table-cell>
          <table:table-cell table:style-name="TableCell13">
            <text:p text:style-name="P14">Morse Code Project</text:p>
          </table:table-cell>
        </table:table-row>
        <table:table-row table:style-name="TableRow15">
          <table:table-cell table:style-name="TableCell16">
            <text:p text:style-name="P17">Prereqs</text:p>
          </table:table-cell>
          <table:table-cell table:style-name="TableCell18">
            <text:p text:style-name="P19">Push Button Light, Traffic Light</text:p>
          </table:table-cell>
        </table:table-row>
        <table:table-row table:style-name="TableRow20">
          <table:table-cell table:style-name="TableCell21">
            <text:p text:style-name="P22">Narrative</text:p>
          </table:table-cell>
          <table:table-cell table:style-name="TableCell23">
            <text:p text:style-name="P24"><text:span text:style-name="T25">Write a program that broadcasts Morse code.</text:span></text:p>
          </table:table-cell>
        </table:table-row>
        <table:table-row table:style-name="TableRow26">
          <table:table-cell table:style-name="TableCell27">
            <text:p text:style-name="P28">Instructions</text:p>
          </table:table-cell>
          <table:table-cell table:style-name="TableCell29">
            <text:p text:style-name="P30">1. Have a<text:s/>variable that a string message</text:p>
            <text:p text:style-name="P31">2. Use a light or buzzed to broadcast that message in Morse code</text:p>
            <text:p text:style-name="P32">--------------------------------- BREAK -----------------------------</text:p>
            <text:p text:style-name="P33">3. Modify your program so that it will broadcast a different message when the button is pressed (You can either wait to your first message finishes or interrupt it)</text:p>
            <text:p text:style-name="P34">--------------------------------- BREAK -----------------------------</text:p>
            <text:p text:style-name="P35">4. Modify your program so that the message is broadcast comes from one of two places</text:p>
            <text:list text:style-name="LFO6" text:continue-numbering="true">
              <text:list-item>
                <text:p text:style-name="P36">A separate file that your<text:s/>program reads</text:p>
              </text:list-item>
              <text:list-item>
                <text:p text:style-name="P37">An input from the serial port</text:p>
              </text:list-item>
            </text:list>
            <text:p text:style-name="P38"/>
          </table:table-cell>
        </table:table-row>
        <table:table-row table:style-name="TableRow39">
          <table:table-cell table:style-name="TableCell40">
            <text:p text:style-name="P41">Setup</text:p>
          </table:table-cell>
          <table:table-cell table:style-name="TableCell42">
            <text:p text:style-name="P43">Students must have access to an Arduino a button and either a light or a buzzer</text:p>
          </table:table-cell>
        </table:table-row>
        <table:table-row table:style-name="TableRow44">
          <table:table-cell table:style-name="TableCell45">
            <text:p text:style-name="P46">Tags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Flag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Solution</text:p>
          </table:table-cell>
          <table:table-cell table:style-name="TableCell57">
            <text:p text:style-name="P58"/>
          </table:table-cell>
        </table:table-row>
      </table:table>
      <text:p text:style-name="P5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urphy, Ries S - Contractor</meta:initial-creator>
    <dc:creator>Fernandes, John C CPT</dc:creator>
    <meta:creation-date>2016-11-04T20:07:00Z</meta:creation-date>
    <dc:date>2016-11-04T20:40:00Z</dc:date>
    <meta:template xlink:href="Normal" xlink:type="simple"/>
    <meta:editing-cycles>4</meta:editing-cycles>
    <meta:editing-duration>PT1320S</meta:editing-duration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7" meta:character-count="854" meta:row-count="6" meta:non-whitespace-character-count="728"/>
  </office:meta>
</office:document-meta>
</file>